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200000500C881452A631C967B.jpg" manifest:media-type="image/jpeg"/>
  <manifest:file-entry manifest:full-path="Pictures/1000020100000556000003000CCEA0D875F90E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99cm" svg:height="9.6cm" svg:x="1.901cm" svg:y="18.5cm">
          <draw:image xlink:href="Pictures/1000020100000556000003000CCEA0D875F90E42.png" xlink:type="simple" xlink:show="embed" xlink:actuate="onLoad" loext:mime-type="image/png">
            <text:p/>
          </draw:image>
        </draw:frame>
        <draw:frame draw:style-name="gr1" draw:text-style-name="P1" draw:layer="layout" svg:width="10.937cm" svg:height="13.914cm" svg:x="5cm" svg:y="3.886cm">
          <draw:image xlink:href="Pictures/100000000000037200000500C881452A631C967B.jpg" xlink:type="simple" xlink:show="embed" xlink:actuate="onLoad" loext:mime-type="image/jpeg">
            <text:p/>
          </draw:image>
        </draw:frame>
        <draw:frame draw:style-name="gr2" draw:text-style-name="P3" draw:layer="layout" svg:width="13.1cm" svg:height="1.1cm" svg:x="4.6cm" svg:y="1.4cm">
          <draw:text-box>
            <text:p text:style-name="P2"><text:span text:style-name="T1">Answer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10:26:34.640187479</meta:creation-date>
    <dc:date>2021-06-22T10:29:07.289312355</dc:date>
    <meta:editing-duration>PT2M33S</meta:editing-duration>
    <meta:editing-cycles>1</meta:editing-cycles>
    <meta:generator>LibreOffice/6.4.7.2$Linux_X86_64 LibreOffice_project/40$Build-2</meta:generator>
    <meta:document-statistic meta:object-count="3"/>
  </office:meta>
</office:document-meta>
</file>